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5-01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4-01-1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3-01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1-12-3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0-12-28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20-01-0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9-01-1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8-01-0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7-01-04 18:4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6-01-12 15:4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5-01-05 19:2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4-01-2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3-01-08 15:1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3097415901</text:p>
          </table:table-cell>
          <table:table-cell office:value-type="string" calcext:value-type="string">
            <text:p>2011-01-04 16:2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